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f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LECT</text:p>
      <text:p text:style-name="P1">Documentation technique</text:p>
      <text:p text:style-name="P1"/>
      <text:p text:style-name="P1"/>
      <text:p text:style-name="P2">Informations</text:p>
      <text:p text:style-name="P2"/>
      <text:p text:style-name="P4">- Nom du projet : <text:span text:style-name="T1">Sellect</text:span></text:p>
      <text:p text:style-name="P4">- Type de document : documentation technique</text:p>
      <text:p text:style-name="P4">- Date : 27/07/2022</text:p>
      <text:p text:style-name="P4">- Auteurs (élèves à la Wild Code School) :</text:p>
      <text:p text:style-name="P4"><text:tab/>- Audren FLOCH</text:p>
      <text:p text:style-name="P4"><text:tab/>- Christophe BOINET</text:p>
      <text:p text:style-name="P4"><text:tab/>- Gloria BESAMBA</text:p>
      <text:p text:style-name="P3"/>
      <text:p text:style-name="P3"/>
      <text:p text:style-name="P2">Description</text:p>
      <text:p text:style-name="P2"/>
      <text:p text:style-name="P4"><text:span text:style-name="T1">Sellect</text:span> est un site web à usage des particuliers, l'association a pour objectif d'optimiser ou renégocier les coûts de contrats (assurance, mutuelle, téléphone, etc) de ses clients afin d'optimiser leur pouvoir d'achat.</text:p>
      <text:p text:style-name="P4"/>
      <text:p text:style-name="P4"/>
      <text:p text:style-name="P2">Technologies utilisées</text:p>
      <text:p text:style-name="P2"/>
      <text:p text:style-name="P4">- <text:span text:style-name="T2">Langages</text:span> : <text:span text:style-name="T1">Javascript, Node.js, CSS, SQL</text:span></text:p>
      <text:p text:style-name="P4">- <text:span text:style-name="T2">Frameworks</text:span> : <text:span text:style-name="T1">React, Express, MySQL</text:span></text:p>
      <text:p text:style-name="P4">- <text:span text:style-name="T2">Modules frontend</text:span> : <text:span text:style-name="T1">DownloadJS, Moment, Qrcode, Calendly</text:span></text:p>
      <text:p text:style-name="P4">- <text:span text:style-name="T2">Modules backend</text:span> : <text:span text:style-name="T1">Brcypt, Jwt, Formidable, Cookie-parser, Cors, Nodemailer</text:span></text:p>
      <text:p text:style-name="P4"/>
      <text:p text:style-name="P4"/>
      <text:p text:style-name="P2">Fonctionnalités</text:p>
      <text:p text:style-name="P3"/>
      <text:p text:style-name="P7">Générales :</text:p>
      <text:p text:style-name="P4">- Présentation de l'association (objectifs, FAQ, statistiques, etc)</text:p>
      <text:p text:style-name="P4">- Création d'un compte utilisateur, connexion, déconnexion</text:p>
      <text:p text:style-name="P4">- Mise à jour de compte (email, téléphone, mot de passe)</text:p>
      <text:p text:style-name="P4">- Envoi d'emails automatiques</text:p>
      <text:p text:style-name="P4"/>
      <text:p text:style-name="P7">Utilisateur :</text:p>
      <text:p text:style-name="P4">- Prise de rendez-vous pour un audit (via un module Calendly)</text:p>
      <text:p text:style-name="P4">- Envoi de contrats avec le coût actuel par mois</text:p>
      <text:p text:style-name="P4">- Parrainage d'un autre utilisateur</text:p>
      <text:p text:style-name="P4"><text:soft-page-break/></text:p>
      <text:p text:style-name="P7">Administrateur :</text:p>
      <text:p text:style-name="P4">- Gestion des utilisateurs</text:p>
      <text:p text:style-name="P4">- Envoi de compte-rendus d'audit</text:p>
      <text:p text:style-name="P4">- Mise à jour des contrats utilisateurs (nouveau coût de contrat, calcul des économies réalisées par rapport à l'ancien contrat)</text:p>
      <text:p text:style-name="P4">- Suppression éventuelle d'utilisateurs ou de fichiers</text:p>
      <text:p text:style-name="P4"/>
      <text:p text:style-name="P4"/>
      <text:p text:style-name="P2">Base de données</text:p>
      <text:p text:style-name="P2"/>
      <text:p text:style-name="P7">Table User</text:p>
      <text:p text:style-name="P6"/>
      <text:p text:style-name="P4"><text:span text:style-name="T1">id</text:span> int AUTO-INCREMENT NOT NULL,</text:p>
      <text:p text:style-name="P4"><text:span text:style-name="T1">firstname</text:span> varchar(255) NOT NULL,</text:p>
      <text:p text:style-name="P4"><text:span text:style-name="T1">lastname</text:span> varchar(255) NOT NULL,</text:p>
      <text:p text:style-name="P4"><text:span text:style-name="T1">phoneNumber</text:span> varchar(20) NOT NULL,</text:p>
      <text:p text:style-name="P4"><text:span text:style-name="T1">email</text:span> varchar(190) NOT NULL,</text:p>
      <text:p text:style-name="P4"><text:span text:style-name="T1">password</text:span> varchar(255) NOT NULL,</text:p>
      <text:p text:style-name="P4"><text:span text:style-name="T1">sponsorCode</text:span> varchar(20) NULL,</text:p>
      <text:p text:style-name="P4"><text:span text:style-name="T1">referralCode</text:span> varchar(255) NOT NULL,</text:p>
      <text:p text:style-name="P4"><text:span text:style-name="T1">role</text:span> varchar(20) NOT NULL,</text:p>
      <text:p text:style-name="P4"><text:span text:style-name="T1">signupDate</text:span> varchar(45) NOT NULL</text:p>
      <text:p text:style-name="P4"/>
      <text:p text:style-name="P7">Table File</text:p>
      <text:p text:style-name="P4"/>
      <text:p text:style-name="P4"><text:span text:style-name="T1">id</text:span> int NOT NULL AUTO-INCREMENT,</text:p>
      <text:p text:style-name="P4"><text:span text:style-name="T1">userId</text:span> int NOT NULL FOREIGN-KEY,</text:p>
      <text:p text:style-name="P4"><text:span text:style-name="T1">name</text:span> varchar(255) NOT NULL,</text:p>
      <text:p text:style-name="P4"><text:span text:style-name="T1">content</text:span> varchar(255) NOT NULL,</text:p>
      <text:p text:style-name="P4"><text:span text:style-name="T1">category</text:span> varchar(255) NOT NULL,</text:p>
      <text:p text:style-name="P4"><text:span text:style-name="T1">sendDate</text:span> varchar(255) NOT NULL,</text:p>
      <text:p text:style-name="P4"><text:span text:style-name="T1">newSendDate</text:span> varchar(255) NULL,</text:p>
      <text:p text:style-name="P4"><text:span text:style-name="T1">initialCost</text:span> varchar(255) NULL,</text:p>
      <text:p text:style-name="P4"><text:span text:style-name="T1">newCost</text:span> varchar(255) NULL,</text:p>
      <text:p text:style-name="P4"><text:span text:style-name="T1">gain</text:span> int NULL</text:p>
      <text:p text:style-name="P4"/>
      <text:p text:style-name="P4"/>
      <text:p text:style-name="P2">Routes backend</text:p>
      <text:p text:style-name="P2"/>
      <text:p text:style-name="P4">La table <text:span text:style-name="T2">Item</text:span> sert de modèle et n'est pas utilisée. Détails des routes (voir le fichier <text:span text:style-name="T2">router.js</text:span> dans le backend) :</text:p>
      <text:p text:style-name="P4"/>
      <text:p text:style-name="P7">Routes utilisateurs :</text:p>
      <text:p text:style-name="P8"><text:soft-page-break/>1 – Inscription des utilisateurs</text:p>
      <text:p text:style-name="P8">2 – Obtention des données de tous les utilisateurs</text:p>
      <text:p text:style-name="P8">3 – Connexion</text:p>
      <text:p text:style-name="P8">4 – Déconnexion</text:p>
      <text:p text:style-name="P8">5 – Obtention des données d'un utlisateur unique</text:p>
      <text:p text:style-name="P8">6 – Suppression d'un utilisateur</text:p>
      <text:p text:style-name="P8">7 – Mise à jour de l'email et du téléphone</text:p>
      <text:p text:style-name="P8">8 – Mise à jour du mot de passe</text:p>
      <text:p text:style-name="P8">9 – Obtention du parrain d'un utilisateur à partir du sponsorCode</text:p>
      <text:p text:style-name="P8">10 – Obtention du nombre d'utilisateurs</text:p>
      <text:p text:style-name="P8"/>
      <text:p text:style-name="P7">Routes fichiers :</text:p>
      <text:p text:style-name="P8">1 – Envoi de contrat</text:p>
      <text:p text:style-name="P8">2 – Envoi de compte-rendu d'audit</text:p>
      <text:p text:style-name="P8">3 – Obtention des fichiers de tous les utilisateurs</text:p>
      <text:p text:style-name="P8">4 – Obtention des fichiers d'un utilisateur</text:p>
      <text:p text:style-name="P8">5 – Téléchargement de fichier</text:p>
      <text:p text:style-name="P8">6 – Visualisation de fichier</text:p>
      <text:p text:style-name="P8">7 – Suppression de fichier</text:p>
      <text:p text:style-name="P8">8 – Suppression de tous les fichiers d'un utilisateur</text:p>
      <text:p text:style-name="P8">9 – Mise à jour d'un contrat</text:p>
      <text:p text:style-name="P8">10 – Obtention des gains réalisés par l'utilisateur </text:p>
      <text:p text:style-name="P8">11 – Obtention du nombre total de compte-rendus d'audit</text:p>
      <text:p text:style-name="P8">12 – Obtention du nombre total d'économies réalisées par mois par tous les utilisateurs</text:p>
      <text:p text:style-name="P4"/>
      <text:p text:style-name="P4"/>
      <text:p text:style-name="P2">Bugs Connus</text:p>
      <text:p text:style-name="P3"/>
      <text:p text:style-name="P4"><text:span text:style-name="T1">1</text:span> - Message d'erreur apparaissant dans le terminal lors de la connexion dans le dashboard administrateur :</text:p>
      <text:p text:style-name="P4">{</text:p>
      <text:p text:style-name="P4"><text:s text:c="2"/>code: 'ER_BAD_FIELD_ERROR',</text:p>
      <text:p text:style-name="P4"><text:s text:c="2"/>errno: 1054,</text:p>
      <text:p text:style-name="P4"><text:s text:c="2"/>sql: 'SELECT * FROM user WHERE id = NaN',</text:p>
      <text:p text:style-name="P4"><text:s text:c="2"/>sqlState: '42S22',</text:p>
      <text:p text:style-name="P4"><text:s text:c="2"/>sqlMessage: "Unknown column 'NaN' in 'where clause'"</text:p>
      <text:p text:style-name="P4">}</text:p>
      <text:p text:style-name="P4">Ce message n'affecte pas le bon fonctionnement du site.</text:p>
      <text:p text:style-name="P4"/>
      <text:p text:style-name="P4"><text:span text:style-name="T1">2</text:span> - Lorsque l'on supprime les fichiers d'un utilisateur, le coût total des économies réalisées par an se met correctement à jour en temps réel sauf lorqu'il ne reste plus qu'un seul fichier, l'ancien montant reste affiché en front mais disparaît si on actualise la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4M4S</meta:editing-duration>
    <meta:editing-cycles>28</meta:editing-cycles>
    <meta:generator>OpenOffice/4.1.9$Win32 OpenOffice.org_project/419m1$Build-9805</meta:generator>
    <dc:date>2022-07-27T16:06:24.83</dc:date>
    <dc:creator>Audren FLOCH</dc:creator>
    <meta:document-statistic meta:table-count="0" meta:image-count="0" meta:object-count="0" meta:page-count="3" meta:paragraph-count="92" meta:word-count="574" meta:character-count="3603"/>
    <meta:user-defined meta:name="Info 1"/>
    <meta:user-defined meta:name="Info 2"/>
    <meta:user-defined meta:name="Info 3"/>
    <meta:user-defined meta:name="Info 4"/>
  </office:meta>
</office:document-meta>
</file>